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3000001CBCEF52F839D46B7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85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2cm" svg:height="9.432cm" svg:x="1cm" svg:y="8.539cm">
          <draw:image xlink:href="Pictures/10000201000002B3000001CBCEF52F839D46B73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printed-by>Adrian Bowyer</meta:printed-by>
    <meta:print-date>2016-07-26T16:14:00.439636478</meta:print-date>
    <dc:date>2016-07-26T16:14:11.154195331</dc:date>
    <dc:creator>Adrian Bowyer</dc:creator>
    <meta:editing-duration>PT1M19S</meta:editing-duration>
    <meta:editing-cycles>1</meta:editing-cycles>
    <meta:document-statistic meta:object-count="1"/>
    <meta:generator>LibreOffice/5.0.5.2$Linux_X86_64 LibreOffice_project/00m0$Build-2</meta:generator>
  </office:meta>
</office:document-meta>
</file>